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Arial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aa90" officeooo:paragraph-rsid="0018aa90" style:font-weight-asian="bold" style:font-weight-complex="bold"/>
    </style:style>
    <style:style style:name="P2" style:family="paragraph" style:parent-style-name="Standard">
      <style:text-properties fo:font-weight="bold" officeooo:rsid="0018aa90" officeooo:paragraph-rsid="001aba1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aa90" officeooo:paragraph-rsid="0018aa90" fo:background-color="#ffff0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fo:font-weight="bold" officeooo:rsid="0018db3d" officeooo:paragraph-rsid="0018db3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8db3d" officeooo:paragraph-rsid="0018db3d" fo:background-color="#ffff00" style:font-size-asian="18pt" style:font-weight-asian="bold" style:font-size-complex="18pt" style:font-weight-complex="bold"/>
    </style:style>
    <style:style style:name="P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178f" officeooo:paragraph-rsid="001aba18" style:font-weight-asian="normal" style:font-weight-complex="normal"/>
    </style:style>
    <style:style style:name="P7" style:family="paragraph" style:parent-style-name="Standard">
      <style:text-properties fo:font-size="12pt" fo:font-style="normal" fo:font-weight="normal" officeooo:rsid="001ca3a5" officeooo:paragraph-rsid="001ca3a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ca3a5" officeooo:paragraph-rsid="00261b4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f062a" officeooo:paragraph-rsid="001f062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fa4c9" officeooo:paragraph-rsid="001fa4c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219ed1" officeooo:paragraph-rsid="0029b4a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21cdd6" officeooo:paragraph-rsid="0021cdd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261b48" officeooo:paragraph-rsid="00261b4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2a9221" officeooo:paragraph-rsid="002a922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2d9f5e" officeooo:paragraph-rsid="002d9f5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31186a" officeooo:paragraph-rsid="0031186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320b27" officeooo:paragraph-rsid="00320b2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3455af" officeooo:paragraph-rsid="003455a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35b4f7" officeooo:paragraph-rsid="0035b4f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35e75e" officeooo:paragraph-rsid="0035e75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37365a" officeooo:paragraph-rsid="0037365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3e0f39" officeooo:paragraph-rsid="003e0f3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3fcc5f" officeooo:paragraph-rsid="003fcc5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407778" officeooo:paragraph-rsid="0040777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41a112" officeooo:paragraph-rsid="0041a11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4398b0" officeooo:paragraph-rsid="004398b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48a6e6" officeooo:paragraph-rsid="0048a6e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4a0ea0" officeooo:paragraph-rsid="004a0ea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4bb483" officeooo:paragraph-rsid="004bb48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4c636e" officeooo:paragraph-rsid="004c636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51c4f0" officeooo:paragraph-rsid="0051c4f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5221ae" officeooo:paragraph-rsid="005221a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bold" officeooo:rsid="001ca3a5" officeooo:paragraph-rsid="001ca3a5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size="12pt" fo:font-style="normal" fo:font-weight="bold" officeooo:rsid="001fa4c9" officeooo:paragraph-rsid="001fa4c9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font-size="12pt" fo:font-style="normal" fo:font-weight="bold" officeooo:rsid="0033a853" officeooo:paragraph-rsid="0033a853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355e08" officeooo:paragraph-rsid="00355e08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3abca9" officeooo:paragraph-rsid="003abca9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3fcc5f" officeooo:paragraph-rsid="003fcc5f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font-size="12pt" fo:font-style="normal" fo:font-weight="bold" officeooo:rsid="00407778" officeooo:paragraph-rsid="00407778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size="12pt" fo:font-style="normal" fo:font-weight="bold" officeooo:rsid="004889bc" officeooo:paragraph-rsid="004889bc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font-size="12pt" fo:font-style="normal" fo:font-weight="bold" officeooo:rsid="005007d4" officeooo:paragraph-rsid="005007d4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4c4a95" officeooo:paragraph-rsid="004c4a9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55af" style:font-weight-asian="normal" style:font-weight-complex="normal"/>
    </style:style>
    <style:style style:name="T3" style:family="text">
      <style:text-properties fo:font-weight="normal" officeooo:rsid="003ba08c" style:font-weight-asian="normal" style:font-weight-complex="normal"/>
    </style:style>
    <style:style style:name="T4" style:family="text">
      <style:text-properties fo:font-weight="normal" officeooo:rsid="003c7a3d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officeooo:rsid="0021cdd6"/>
    </style:style>
    <style:style style:name="T7" style:family="text">
      <style:text-properties officeooo:rsid="00284af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officeooo:rsid="003ba08c" style:font-weight-asian="normal" style:font-weight-complex="normal"/>
    </style:style>
    <style:style style:name="T10" style:family="text">
      <style:text-properties officeooo:rsid="002c1bae"/>
    </style:style>
    <style:style style:name="T11" style:family="text">
      <style:text-properties officeooo:rsid="002f1f7c"/>
    </style:style>
    <style:style style:name="T12" style:family="text">
      <style:text-properties officeooo:rsid="00349d27"/>
    </style:style>
    <style:style style:name="T13" style:family="text">
      <style:text-properties officeooo:rsid="0038db4f"/>
    </style:style>
    <style:style style:name="T14" style:family="text">
      <style:text-properties officeooo:rsid="003c7a3d"/>
    </style:style>
    <style:style style:name="T15" style:family="text">
      <style:text-properties officeooo:rsid="00432441"/>
    </style:style>
    <style:style style:name="T16" style:family="text">
      <style:text-properties officeooo:rsid="00459189"/>
    </style:style>
    <style:style style:name="T17" style:family="text">
      <style:text-properties officeooo:rsid="0046a071"/>
    </style:style>
    <style:style style:name="T18" style:family="text">
      <style:text-properties officeooo:rsid="004a7c8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bb483"/>
    </style:style>
    <style:style style:name="T21" style:family="text">
      <style:text-properties officeooo:rsid="004c63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view Questions:</text:p>
      <text:p text:style-name="P1"><text:span text:style-name="T1"/></text:p>
      <text:p text:style-name="P1"><text:span text:style-name="T1"/></text:p>
      <text:p text:style-name="P6"/>
      <text:p text:style-name="P6"/>
      <text:p text:style-name="P2"/>
      <text:p text:style-name="P5">Linux:</text:p>
      <text:p text:style-name="P4"><text:span text:style-name="T5"/></text:p>
      <text:p text:style-name="P33">How to check the kernel version of a Linux system?</text:p>
      <text:p text:style-name="P9">uname -a</text:p>
      <text:p text:style-name="P7"/>
      <text:p text:style-name="P33">How to see the current IP address on Linux?</text:p>
      <text:p text:style-name="P10">ifconfig </text:p>
      <text:p text:style-name="P10">ip -c addr </text:p>
      <text:p text:style-name="P10"/>
      <text:p text:style-name="P10">ip addr show eth0</text:p>
      <text:p text:style-name="P10"/>
      <text:p text:style-name="P34">How to check for free disk space in Linux?</text:p>
      <text:p text:style-name="P12">df -h</text:p>
      <text:p text:style-name="P7"/>
      <text:p text:style-name="P33">How to see if a Linux service is running?</text:p>
      <text:p text:style-name="P13"><text:span text:style-name="T8">Old Initd:</text:span> <text:s/>service nginx status/start/stop/<text:span text:style-name="T7">enable</text:span> </text:p>
      <text:p text:style-name="P13"/>
      <text:p text:style-name="P13"><text:span text:style-name="T8">Systemd</text:span>: <text:s/><text:span text:style-name="T7">systemctl status/start/stop/restart/enable nginx</text:span></text:p>
      <text:p text:style-name="P8"/>
      <text:p text:style-name="P33">How to check the size of a directory in Linux?</text:p>
      <text:p text:style-name="P11">du -sh <text:span text:style-name="T6">Music</text:span> </text:p>
      <text:p text:style-name="P7"/>
      <text:p text:style-name="P33">How to check for open ports in Linux?</text:p>
      <text:p text:style-name="P14">netstat -tulpn</text:p>
      <text:p text:style-name="P7"/>
      <text:p text:style-name="P33">How to check Linux process information (CPU usage, memory, user information, etc.)?</text:p>
      <text:p text:style-name="P14">ps aux | grep nginx</text:p>
      <text:p text:style-name="P14">top <text:s/>→ <text:span text:style-name="T10">check I/O wait too</text:span></text:p>
      <text:p text:style-name="P14"/>
      <text:p text:style-name="P33">How to deal with mounts in Linux</text:p>
      <text:p text:style-name="P15">mount /absolute_path_to_volume <text:s/>/<text:span text:style-name="T11">mount_point <text:s text:c="2"/>→ </text:span>mount /dev/sda2 /mnt</text:p>
      <text:p text:style-name="P7"/>
      <text:p text:style-name="P16">mount → to check existing mounts</text:p>
      <text:p text:style-name="P7"/>
      <text:p text:style-name="P7">/<text:span text:style-name="T10">etc/fstab <text:s/>to mount a device every boot</text:span></text:p>
      <text:p text:style-name="P7"/>
      <text:p text:style-name="P33">Man pages:</text:p>
      <text:p text:style-name="P17">man ps</text:p>
      <text:p text:style-name="P17">man df</text:p>
      <text:p text:style-name="P7"/>
      <text:p text:style-name="P35">Connect into a server:<text:span text:style-name="T1"> </text:span><text:span text:style-name="T2">Best option</text:span></text:p>
      <text:p text:style-name="P18">Generate ssh key: <text:s/>ssh-keygen</text:p>
      <text:p text:style-name="P18">Copy it to the remote server: <text:s/>ssh-copy-id -i ~/.ssh/id_rsa.pub remote-host <text:s/>→ <text:span text:style-name="T12">will ask you for the password. Then next time won’t ask you for it.</text:span></text:p>
      <text:p text:style-name="P18"/>
      <text:p text:style-name="P36"><text:soft-page-break/>How INIT works:</text:p>
      <text:p text:style-name="P19">First process that linux kernel starts</text:p>
      <text:p text:style-name="P19">INIT is responsible to start all the services, units you spect to have running.</text:p>
      <text:p text:style-name="P20">Responsible for reparenting orphaned processes.</text:p>
      <text:p text:style-name="P20"/>
      <text:p text:style-name="P20"/>
      <text:p text:style-name="P21">journalctl -f to check systemd logs, <text:span text:style-name="T13">likle if a service has been started or the error that gives you if not.</text:span></text:p>
      <text:p text:style-name="P21"/>
      <text:p text:style-name="P37">/<text:span text:style-name="T14">p</text:span>roc: <text:span text:style-name="T9">Pseudo-filesystem</text:span><text:span text:style-name="T3">. </text:span><text:span text:style-name="T1">Temporary folder keeping the logs of the </text:span><text:span text:style-name="T4">kernel </text:span><text:span text:style-name="T1">processes and other system information. Removed in each reboot.</text:span></text:p>
      <text:p text:style-name="P19"/>
      <text:p text:style-name="P22">Another definition: Is the kernel state reflected as file system tree.</text:p>
      <text:p text:style-name="P22"/>
      <text:p text:style-name="P38">Where to go to answers when troubleshooting:</text:p>
      <text:p text:style-name="P23">Man pages, stackoverflow, google, official documentation.</text:p>
      <text:p text:style-name="P23"/>
      <text:p text:style-name="P39">How to troubleshoot weird process:<text:span text:style-name="T1"> Creating a performance issue.</text:span></text:p>
      <text:p text:style-name="P24">top, htop.</text:p>
      <text:p text:style-name="P24"/>
      <text:p text:style-name="P24">ps aux |grep <text:span text:style-name="T21">[</text:span>n<text:span text:style-name="T21">]</text:span>ginx</text:p>
      <text:p text:style-name="P25"/>
      <text:p text:style-name="P25">lsof -Pnp (process ID) <text:s/><text:span text:style-name="T17">List of open files. W</text:span><text:span text:style-name="T15">hat files handles the network sockets. </text:span></text:p>
      <text:p text:style-name="P26"/>
      <text:p text:style-name="P26">netstat -tunalpt or ss -tunapl “(ESTABL|LISTEN)” <text:s text:c="2"/>→ <text:span text:style-name="T16">to see to where the process is connected to</text:span></text:p>
      <text:p text:style-name="P26"/>
      <text:p text:style-name="P40">Aside from disk or fs space, what can prevent you of creating a file:</text:p>
      <text:p text:style-name="P27">Incorrect ownership: <text:s/>chown </text:p>
      <text:p text:style-name="P27">Incorrect permissions: chmod</text:p>
      <text:p text:style-name="P27"/>
      <text:p text:style-name="P28"><text:span text:style-name="T19">Inodes: </text:span><text:span text:style-name="T18">Index node. </text:span><text:span text:style-name="T20">Is the metadata of every file and folder.</text:span></text:p>
      <text:p text:style-name="P29">Metadata like:</text:p>
      <text:p text:style-name="P29">File type</text:p>
      <text:p text:style-name="P29">Permissions</text:p>
      <text:p text:style-name="P29">Owner ID</text:p>
      <text:p text:style-name="P29">Group ID</text:p>
      <text:p text:style-name="P29">Size of file</text:p>
      <text:p text:style-name="P29">etc. </text:p>
      <text:p text:style-name="P29"/>
      <text:p text:style-name="P42">Check inodes:</text:p>
      <text:p text:style-name="P30">stat file_name</text:p>
      <text:p text:style-name="P30">df -i</text:p>
      <text:p text:style-name="P30"/>
      <text:p text:style-name="P41">Security:</text:p>
      <text:p text:style-name="P31">iptables:</text:p>
      <text:p text:style-name="P32">DROP won’t forward any answer. Silently drops the packet. Doesn’t provide any information to the attacker.</text:p>
      <text:p text:style-name="P32">REJECT sends an error message to the attacker indicating the error.</text:p>
      <text:p text:style-name="P31"/>
      <text:p text:style-name="P31">firewalld in centos 7</text:p>
      <text:p text:style-name="P25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dfgsdfg sdfgsdfgsd</meta:initial-creator>
    <meta:creation-date>2022-06-21T13:42:40.330503069</meta:creation-date>
    <dc:date>2022-06-21T16:21:07.525389662</dc:date>
    <dc:creator>sdfgsdfg sdfgsdfgsd</dc:creator>
    <meta:editing-duration>PT2H27M42S</meta:editing-duration>
    <meta:editing-cycles>55</meta:editing-cycles>
    <meta:generator>LibreOffice/7.3.1.3$MacOSX_X86_64 LibreOffice_project/a69ca51ded25f3eefd52d7bf9a5fad8c90b87951</meta:generator>
    <meta:document-statistic meta:table-count="0" meta:image-count="0" meta:object-count="0" meta:page-count="3" meta:paragraph-count="63" meta:word-count="395" meta:character-count="2368" meta:non-whitespace-character-count="2015"/>
  </office:meta>
</office:document-meta>
</file>